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2pt" officeooo:rsid="001041aa" officeooo:paragraph-rsid="0009648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officeooo:rsid="00096486" officeooo:paragraph-rsid="00096486" style:font-size-asian="10.5pt" style:font-size-complex="12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Verdana" fo:font-size="12pt" officeooo:rsid="00096486" officeooo:paragraph-rsid="00096486" style:font-size-asian="10.5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Verdana" fo:font-size="12pt" officeooo:rsid="000ae655" officeooo:paragraph-rsid="000ae655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Verdana" fo:font-size="12pt" officeooo:rsid="000bcc9a" officeooo:paragraph-rsid="000bcc9a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Verdana" fo:font-size="12pt" officeooo:rsid="000bcc9a" officeooo:paragraph-rsid="000bcc9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2pt" officeooo:rsid="000bcc9a" officeooo:paragraph-rsid="000ae655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Verdana" fo:font-size="20pt" fo:font-weight="bold" officeooo:rsid="001041aa" officeooo:paragraph-rsid="00096486" style:font-size-asian="17.5pt" style:font-weight-asian="bold" style:font-size-complex="2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Verdana" fo:font-size="14pt" officeooo:rsid="001041aa" officeooo:paragraph-rsid="00096486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6486"/>
    </style:style>
    <style:style style:name="T3" style:family="text">
      <style:text-properties officeooo:rsid="000bcc9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Курс „PHP Уеб Разработка“</text:p>
      <text:p text:style-name="P9">програма 2<text:span text:style-name="T2">7</text:span>.06.14г. (<text:span text:style-name="T2">петък</text:span>)</text:p>
      <text:p text:style-name="P9"/>
      <text:p text:style-name="P1"><text:span text:style-name="T1">Начало:</text:span> 09:00ч.</text:p>
      <text:p text:style-name="P1"/>
      <text:p text:style-name="P2">1. Шаблонът за дизайн MVC – Model View Controller</text:p>
      <text:p text:style-name="P2">2. Инсталация на composer</text:p>
      <text:p text:style-name="P2">3. Изтегляне на MVC фреймуърк – Laravel</text:p>
      <text:p text:style-name="P2">4. Работа с Laravel</text:p>
      <text:list xml:id="list1140302206655836811" text:style-name="L1">
        <text:list-item>
          <text:p text:style-name="P3">рутер</text:p>
          <text:list>
            <text:list-item>
              <text:p text:style-name="P3">описване на адреси</text:p>
            </text:list-item>
            <text:list-item>
              <text:p text:style-name="P3">параметри</text:p>
              <text:list>
                <text:list-item>
                  <text:p text:style-name="P3">задължителни</text:p>
                </text:list-item>
                <text:list-item>
                  <text:p text:style-name="P3">опционални</text:p>
                </text:list-item>
              </text:list>
            </text:list-item>
          </text:list>
        </text:list-item>
        <text:list-item>
          <text:p text:style-name="P5">Controller</text:p>
        </text:list-item>
        <text:list-item>
          <text:p text:style-name="P5">View</text:p>
        </text:list-item>
        <text:list-item>
          <text:p text:style-name="P5">Model</text:p>
        </text:list-item>
      </text:list>
      <text:p text:style-name="P7"/>
      <text:p text:style-name="P6">5. Създаване на системата за новини, която до тук направихме по 3 начина с Laravel</text:p>
      <text:p text:style-name="P6">6. Работа с GitHub</text:p>
      <text:p text:style-name="P6">7. Поставяне на задача за получаване на сертификат и закриване на курс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7T00:01:35.024627031</meta:creation-date>
    <dc:date>2014-06-27T00:46:30.440729183</dc:date>
    <meta:editing-duration>PT14M34S</meta:editing-duration>
    <meta:editing-cycles>2</meta:editing-cycles>
    <meta:generator>LibreOffice/4.1.3.2$Linux_X86_64 LibreOffice_project/410m0$Build-2</meta:generator>
    <meta:document-statistic meta:table-count="0" meta:image-count="0" meta:object-count="0" meta:page-count="1" meta:paragraph-count="18" meta:word-count="80" meta:character-count="451" meta:non-whitespace-character-count="395"/>
  </office:meta>
</office:document-meta>
</file>